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dio Boar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Total Cost GBP</text:p>
          </table:table-cell>
          <table:table-cell office:value-type="string" calcext:value-type="string">
            <text:p>Unit Cost GBP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1 C2 C5 C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</text:p>
          </table:table-cell>
          <table:table-cell office:value-type="string" calcext:value-type="string">
            <text:p>~</text:p>
          </table:table-cell>
          <table:table-cell table:formula="of:=[.G2]*[.B2]" office:value-type="float" office:value="0.732" calcext:value-type="float">
            <text:p>0.732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a xlink:href="https://uk.rs-online.com/web/p/tantalum-capacitors/5382278/" xlink:type="simple">https://uk.rs-online.com/web/p/tantalum-capacitors/5382278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 C2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3]*[.B3]" office:value-type="float" office:value="0.258" calcext:value-type="float">
            <text:p>0.258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<text:a xlink:href="https://uk.rs-online.com/web/p/mlccs-multilayer-ceramic-capacitors/1795837/" xlink:type="simple">https://uk.rs-online.com/web/p/mlccs-multilayer-ceramic-capacitors/1795837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 C24 C4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4]*[.B4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.uk/product-detail/en/kemet/C0805C102J5GACTU/399-1136-1-ND/411411" xlink:type="simple">https://www.digikey.co.uk/product-detail/en/kemet/C0805C102J5GACTU/399-1136-1-ND/41141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 C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5]*[.B5]" office:value-type="float" office:value="0.144" calcext:value-type="float">
            <text:p>0.144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<text:a xlink:href="https://uk.rs-online.com/web/p/mlccs-multilayer-ceramic-capacitors/1358614/" xlink:type="simple">https://uk.rs-online.com/web/p/mlccs-multilayer-ceramic-capacitors/1358614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C4 C7 C8 C10 C11 C12 C13 C14 C15 C17 C18 C19 C20 C51 C27 C28 C29 C30 C31 C32 C33 C46 C47 C48 C49 C16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6]*[.B6]"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mlccs-multilayer-ceramic-capacitors/1349144/" xlink:type="simple">https://uk.rs-online.com/web/p/mlccs-multilayer-ceramic-capacitors/1349144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 C40 C4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7]*[.B7]"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a xlink:href="https://www.digikey.co.uk/product-detail/en/kemet/C0805C391J5GACTU/399-1132-1-ND/411407" xlink:type="simple">https://www.digikey.co.uk/product-detail/en/kemet/C0805C391J5GACTU/399-1132-1-ND/41140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 C4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8]*[.B8]"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a xlink:href="https://www.digikey.co.uk/product-detail/en/kemet/C0805C821J5GACTU/399-8119-1-ND/3471842" xlink:type="simple">https://www.digikey.co.uk/product-detail/en/kemet/C0805C821J5GACTU/399-8119-1-ND/347184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 C4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6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9]*[.B9]"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.uk/product-detail/en/kemet/C0805C162J5GAC7800/399-15458-1-ND/7386856" xlink:type="simple">https://www.digikey.co.uk/product-detail/en/kemet/C0805C162J5GAC7800/399-15458-1-ND/738685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 C4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10]*[.B10]" office:value-type="float" office:value="1.14" calcext:value-type="float">
            <text:p>1.1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a xlink:href="https://www.digikey.co.uk/product-detail/en/kemet/C0805C302J5GAC7800/399-15039-1-ND/7382588" xlink:type="simple">https://www.digikey.co.uk/product-detail/en/kemet/C0805C302J5GAC7800/399-15039-1-ND/738258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11]*[.B11]" office:value-type="float" office:value="0.08" calcext:value-type="float">
            <text:p>0.0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kemet/C0805C101J5GACTU/399-1122-1-ND/411397" xlink:type="simple">https://www.digikey.co.uk/product-detail/en/kemet/C0805C101J5GACTU/399-1122-1-ND/41139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12]*[.B1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www.digikey.co.uk/product-detail/en/kemet/C0805C201J5GAC7800/399-15466-1-ND/7386864" xlink:type="simple">https://www.digikey.co.uk/product-detail/en/kemet/C0805C201J5GAC7800/399-15466-1-ND/738686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13]*[.B13]" office:value-type="float" office:value="0.044" calcext:value-type="float">
            <text:p>0.044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<text:a xlink:href="https://uk.rs-online.com/web/p/mlccs-multilayer-ceramic-capacitors/2644270/" xlink:type="simple">https://uk.rs-online.com/web/p/mlccs-multilayer-ceramic-capacitors/2644270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formula="of:=[.G14]*[.B14]" office:value-type="float" office:value="0.094" calcext:value-type="float">
            <text:p>0.094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<text:a xlink:href="https://uk.rs-online.com/web/p/mlccs-multilayer-ceramic-capacitors/0391303/" xlink:type="simple">https://uk.rs-online.com/web/p/mlccs-multilayer-ceramic-capacitors/0391303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1602A</text:p>
          </table:table-cell>
          <table:table-cell office:value-type="string" calcext:value-type="string">
            <text:p>Display:WC1602A</text:p>
          </table:table-cell>
          <table:table-cell office:value-type="string" calcext:value-type="string">
            <text:p>http://www.wincomlcd.com/pdf/WC1602A-SFYLYHTC06.pdf</text:p>
          </table:table-cell>
          <table:table-cell table:formula="of:=[.G15]*[.B15]" office:value-type="float" office:value="4.96" calcext:value-type="float">
            <text:p>4.96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a xlink:href="https://www.rapidonline.com/winstar-wh1602b-yyh-jt-16x2-lcd-display-yellow-green-led-backlight-57-2226" xlink:type="simple">https://www.rapidonline.com/winstar-wh1602b-yyh-jt-16x2-lcd-display-yellow-green-led-backlight-57-222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1 FB2 FB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  <table:table-cell table:formula="of:=[.G16]*[.B16]" office:value-type="float" office:value="0.516" calcext:value-type="float">
            <text:p>0.516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<text:a xlink:href="https://uk.rs-online.com/web/p/ferrite-beads/1241838/" xlink:type="simple">https://uk.rs-online.com/web/p/ferrite-beads/1241838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</text:p>
          </table:table-cell>
          <table:table-cell office:value-type="string" calcext:value-type="string">
            <text:p>~</text:p>
          </table:table-cell>
          <table:table-cell table:formula="of:=[.G17]*[.B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openxcvr:jack3.5mm switched</text:p>
          </table:table-cell>
          <table:table-cell office:value-type="string" calcext:value-type="string">
            <text:p>~</text:p>
          </table:table-cell>
          <table:table-cell table:formula="of:=[.G18]*[.B18]" office:value-type="float" office:value="0.662" calcext:value-type="float">
            <text:p>0.662</text:p>
          </table:table-cell>
          <table:table-cell office:value-type="float" office:value="0.662" calcext:value-type="float">
            <text:p>0.662</text:p>
          </table:table-cell>
          <table:table-cell table:style-name="ce8" office:value-type="string" calcext:value-type="string">
            <text:p><text:span text:style-name="T1"><text:a xlink:href="https://uk.rs-online.com/web/p/jack-plugs/9131021/" xlink:type="simple">https://uk.rs-online.com/web/p/jack-plugs/9131021/</text:a>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formula="of:=[.G19]*[.B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formula="of:=[.G20]*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openxcvr:jack3.5mm switched</text:p>
          </table:table-cell>
          <table:table-cell office:value-type="string" calcext:value-type="string">
            <text:p>~</text:p>
          </table:table-cell>
          <table:table-cell table:formula="of:=[.G21]*[.B21]" office:value-type="float" office:value="0.662" calcext:value-type="float">
            <text:p>0.662</text:p>
          </table:table-cell>
          <table:table-cell office:value-type="float" office:value="0.662" calcext:value-type="float">
            <text:p>0.662</text:p>
          </table:table-cell>
          <table:table-cell table:style-name="ce8" office:value-type="string" calcext:value-type="string">
            <text:p><text:span text:style-name="T1"><text:a xlink:href="https://uk.rs-online.com/web/p/jack-plugs/9131021/" xlink:type="simple">https://uk.rs-online.com/web/p/jack-plugs/9131021/</text:a>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table:formula="of:=[.G22]*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_CONNECTO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formula="of:=[.G23]*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openxcvr:jack3.5mm switched</text:p>
          </table:table-cell>
          <table:table-cell office:value-type="string" calcext:value-type="string">
            <text:p>~</text:p>
          </table:table-cell>
          <table:table-cell table:formula="of:=[.G24]*[.B24]" office:value-type="float" office:value="0.662" calcext:value-type="float">
            <text:p>0.662</text:p>
          </table:table-cell>
          <table:table-cell office:value-type="float" office:value="0.662" calcext:value-type="float">
            <text:p>0.662</text:p>
          </table:table-cell>
          <table:table-cell table:style-name="ce8" office:value-type="string" calcext:value-type="string">
            <text:p><text:span text:style-name="T1"><text:a xlink:href="https://uk.rs-online.com/web/p/jack-plugs/9131021/" xlink:type="simple">https://uk.rs-online.com/web/p/jack-plugs/9131021/</text:a></text:span>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formula="of:=[.G25]*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L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Inductor_SMD:L_TDK_NLV32_3.2x2.5mm</text:p>
          </table:table-cell>
          <table:table-cell office:value-type="string" calcext:value-type="string">
            <text:p>~</text:p>
          </table:table-cell>
          <table:table-cell table:formula="of:=[.G26]*[.B26]"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10J-EF/445-16614-1-ND/4766615" xlink:type="simple">https://www.digikey.co.uk/product-detail/en/tdk-corporation/NLV32T-R10J-EF/445-16614-1-ND/476661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 L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Inductor_SMD:L_TDK_NLV32_3.2x2.5mm</text:p>
          </table:table-cell>
          <table:table-cell office:value-type="string" calcext:value-type="string">
            <text:p>~</text:p>
          </table:table-cell>
          <table:table-cell table:formula="of:=[.G27]*[.B27]"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22J-EF/445-16622-1-ND/4766619" xlink:type="simple">https://www.digikey.co.uk/product-detail/en/tdk-corporation/NLV32T-R22J-EF/445-16622-1-ND/476661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1 L3 L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Inductor_SMD:L_TDK_NLV32_3.2x2.5mm</text:p>
          </table:table-cell>
          <table:table-cell office:value-type="string" calcext:value-type="string">
            <text:p>~</text:p>
          </table:table-cell>
          <table:table-cell table:formula="of:=[.G28]*[.B28]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R47J-EF/445-16630-1-ND/4766623" xlink:type="simple">https://www.digikey.co.uk/product-detail/en/tdk-corporation/NLV32T-R47J-EF/445-16630-1-ND/476662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2 L4 L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TDK_NLV32_3.2x2.5mm</text:p>
          </table:table-cell>
          <table:table-cell office:value-type="string" calcext:value-type="string">
            <text:p>~</text:p>
          </table:table-cell>
          <table:table-cell table:formula="of:=[.G29]*[.B29]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1R0J-EF/445-16564-1-ND/4766590" xlink:type="simple">https://www.digikey.co.uk/product-detail/en/tdk-corporation/NLV32T-1R0J-EF/445-16564-1-ND/476659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Inductor_SMD:L_TDK_NLV32_3.2x2.5mm</text:p>
          </table:table-cell>
          <table:table-cell office:value-type="string" calcext:value-type="string">
            <text:p>~</text:p>
          </table:table-cell>
          <table:table-cell table:formula="of:=[.G30]*[.B30]" office:value-type="float" office:value="0.21" calcext:value-type="float">
            <text:p>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2R2J-EF/445-16580-1-ND/4766598" xlink:type="simple">https://www.digikey.co.uk/product-detail/en/tdk-corporation/NLV32T-2R2J-EF/445-16580-1-ND/476659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Inductor_SMD:L_TDK_NLV32_3.2x2.5mm</text:p>
          </table:table-cell>
          <table:table-cell office:value-type="string" calcext:value-type="string">
            <text:p>~</text:p>
          </table:table-cell>
          <table:table-cell table:formula="of:=[.G31]*[.B31]" office:value-type="float" office:value="0.21" calcext:value-type="float">
            <text:p>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tdk-corporation/NLV32T-3R3J-EF/445-16592-1-ND/4766604" xlink:type="simple">https://www.digikey.co.uk/product-detail/en/tdk-corporation/NLV32T-3R3J-EF/445-16592-1-ND/476660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R2 R3 R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2]*[.B32]" office:value-type="float" office:value="0.156" calcext:value-type="float">
            <text:p>0.15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a xlink:href="https://uk.rs-online.com/web/p/surface-mount-fixed-resistors/2230427/" xlink:type="simple">https://uk.rs-online.com/web/p/surface-mount-fixed-resistors/2230427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3]*[.B33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a xlink:href="https://uk.rs-online.com/web/p/surface-mount-fixed-resistors/2230821/" xlink:type="simple">https://uk.rs-online.com/web/p/surface-mount-fixed-resistors/2230821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 R12 R6 R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4]*[.B34]" office:value-type="float" office:value="0.096" calcext:value-type="float">
            <text:p>0.096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a xlink:href="https://uk.rs-online.com/web/p/surface-mount-fixed-resistors/2230691/" xlink:type="simple">https://uk.rs-online.com/web/p/surface-mount-fixed-resistors/2230691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5]*[.B35]"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a xlink:href="https://uk.rs-online.com/web/p/surface-mount-fixed-resistors/7409057/" xlink:type="simple">https://uk.rs-online.com/web/p/surface-mount-fixed-resistors/7409057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 R16 R21 R22 R23 R24 R25 R26 R27 R28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6]*[.B36]"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a xlink:href="https://uk.rs-online.com/web/p/surface-mount-fixed-resistors/0432214/" xlink:type="simple">https://uk.rs-online.com/web/p/surface-mount-fixed-resistors/0432214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 R18 R34 R35 R36 R37 R38 R39 R41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7]*[.B37]" office:value-type="float" office:value="0.261" calcext:value-type="float">
            <text:p>0.26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a xlink:href="https://uk.rs-online.com/web/p/surface-mount-fixed-resistors/2230477/" xlink:type="simple">https://uk.rs-online.com/web/p/surface-mount-fixed-resistors/2230477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5 R19 R20 R29 R30 R31 R32 R33 R40 R42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8]*[.B38]"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 R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39]*[.B39]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7/" xlink:type="simple">https://uk.rs-online.com/web/p/surface-mount-fixed-resistors/1251187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formula="of:=[.G40]*[.B40]" office:value-type="float" office:value="0.013" calcext:value-type="float">
            <text:p>0.01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a xlink:href="https://uk.rs-online.com/web/p/surface-mount-fixed-resistors/8075819/" xlink:type="simple">https://uk.rs-online.com/web/p/surface-mount-fixed-resistors/8075819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Piher_PT-6-V_Vertical</text:p>
          </table:table-cell>
          <table:table-cell office:value-type="string" calcext:value-type="string">
            <text:p>~</text:p>
          </table:table-cell>
          <table:table-cell table:formula="of:=[.G41]*[.B41]"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uk.rs-online.com/web/p/trimmer-resistors/7432350/" xlink:type="simple">https://uk.rs-online.com/web/p/trimmer-resistors/7432350/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W1 SW2 SW3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formula="of:=[.G42]*[.B42]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tactile-switches/3786476/" xlink:type="simple">https://uk.rs-online.com/web/p/tactile-switches/3786476/</text:a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_Encoder:RotaryEncoder_Alps_EC12E-Switch_Vertical_H20mm</text:p>
          </table:table-cell>
          <table:table-cell office:value-type="string" calcext:value-type="string">
            <text:p>~</text:p>
          </table:table-cell>
          <table:table-cell table:formula="of:=[.G43]*[.B43]" office:value-type="float" office:value="1.09" calcext:value-type="float">
            <text:p>1.0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<text:a xlink:href="https://uk.rs-online.com/web/p/mechanical-rotary-encoders/7295817/" xlink:type="simple">https://uk.rs-online.com/web/p/mechanical-rotary-encoders/7295817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43-2402</text:p>
          </table:table-cell>
          <table:table-cell office:value-type="string" calcext:value-type="string">
            <text:p>openxcvr:bn43-2402-transformer</text:p>
          </table:table-cell>
          <table:table-cell office:value-type="string" calcext:value-type="string">
            <text:p>https://datasheet.octopart.com/CX2074NL-Pulse-datasheet-123678.pdf</text:p>
          </table:table-cell>
          <table:table-cell table:formula="of:=[.G44]*[.B44]" office:value-type="float" office:value="0.56" calcext:value-type="float">
            <text:p>0.5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a xlink:href="http://www.amidoncorp.com/bn-43-2402/" xlink:type="simple">http://www.amidoncorp.com/bn-43-2402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1802</text:p>
          </table:table-cell>
          <table:table-cell office:value-type="string" calcext:value-type="string">
            <text:p>openxcvr:SSOP-20_5.3x7.2mm_P0.65mm</text:p>
          </table:table-cell>
          <table:table-cell/>
          <table:table-cell table:formula="of:=[.G45]*[.B45]" office:value-type="float" office:value="1.84" calcext:value-type="float">
            <text:p>1.84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<text:a xlink:href="https://uk.rs-online.com/web/p/products/4619131/" xlink:type="simple">https://uk.rs-online.com/web/p/products/4619131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A711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ti.com/lit/ds/symlink/tpa711.pdf?ts=1590773198998</text:p>
          </table:table-cell>
          <table:table-cell table:formula="of:=[.G46]*[.B46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a xlink:href="https://uk.rs-online.com/web/p/products/6606310/" xlink:type="simple">https://uk.rs-online.com/web/p/products/6606310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1733j.pdf</text:p>
          </table:table-cell>
          <table:table-cell table:formula="of:=[.G47]*[.B47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uk.rs-online.com/web/p/op-amps/6283598/" xlink:type="simple">https://uk.rs-online.com/web/p/op-amps/6283598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56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4562.pdf</text:p>
          </table:table-cell>
          <table:table-cell table:formula="of:=[.G48]*[.B48]" office:value-type="float" office:value="1.29" calcext:value-type="float">
            <text:p>1.29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a xlink:href="https://uk.farnell.com/texas-instruments/lm4562ma-nopb/op-amp-audio-dual-hf-8-so-powerwise/dp/3004532?st=lm4562" xlink:type="simple">https://uk.farnell.com/texas-instruments/lm4562ma-nopb/op-amp-audio-dual-hf-8-so-powerwise/dp/3004532?st=lm456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ti.com/lit/gpn/sn74cbt3253</text:p>
          </table:table-cell>
          <table:table-cell table:formula="of:=[.G49]*[.B49]" office:value-type="float" office:value="0.166" calcext:value-type="float">
            <text:p>0.166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a xlink:href="https://uk.rs-online.com/web/p/products/8076086/" xlink:type="simple">https://uk.rs-online.com/web/p/products/8076086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 U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CBT3251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ti.com/lit/gpn/sn74LS251</text:p>
          </table:table-cell>
          <table:table-cell table:formula="of:=[.G50]*[.B50]" office:value-type="float" office:value="1.18" calcext:value-type="float">
            <text:p>1.18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a xlink:href="https://www.digikey.co.uk/product-detail/en/SN74CBT3251DR/296-49883-1-ND/9462753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SN74CBT3251DR/296-49883-1-ND/9462753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_1000</text:p>
          </table:table-cell>
          <table:table-cell office:value-type="string" calcext:value-type="string">
            <text:p>openxcvr:max1000</text:p>
          </table:table-cell>
          <table:table-cell/>
          <table:table-cell table:formula="of:=[.G51]*[.B51]" office:value-type="float" office:value="18.68" calcext:value-type="float">
            <text:p>18.68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a xlink:href="https://shop.trenz-electronic.de/en/TEI0001-03-08-C8-MAX1000-IoT-Maker-Board-8KLE-8-MByte-RAM" xlink:type="simple">https://shop.trenz-electronic.de/en/TEI0001-03-08-C8-MAX1000-IoT-Maker-Board-8KLE-8-MByte-RA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1203m.pdf</text:p>
          </table:table-cell>
          <table:table-cell table:formula="of:=[.G52]*[.B52]" office:value-type="float" office:value="0.622" calcext:value-type="float">
            <text:p>0.622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<text:a xlink:href="https://uk.rs-online.com/web/p/eeprom/0454331/" xlink:type="simple">https://uk.rs-online.com/web/p/eeprom/0454331/</text:a>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:.F52])" office:value-type="float" office:value="43.15" calcext:value-type="float">
            <text:p>43.15</text:p>
          </table:table-cell>
          <table:table-cell/>
          <table:table-cell table:style-name="Default"/>
          <table:table-cell table:number-columns-repeated="2"/>
        </table:table-row>
      </table:table>
      <table:table table:name="Transmit Board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Total Price GBP</text:p>
          </table:table-cell>
          <table:table-cell office:value-type="string" calcext:value-type="string">
            <text:p>Unit Price GBP</text:p>
          </table:table-cell>
          <table:table-cell table:style-name="Default"/>
        </table:table-row>
        <table:table-row table:style-name="ro1">
          <table:table-cell office:value-type="string" calcext:value-type="string">
            <text:p>C1 C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apacitor_SMD:C_0805_2012Metric</text:p>
          </table:table-cell>
          <table:table-cell table:formula="of:=[.F2]*[.B2]" office:value-type="float" office:value="0.74" calcext:value-type="float">
            <text:p>0.74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a xlink:href="https://www.digikey.co.uk/product-detail/en/08052U560GAT2A/478-10479-1-ND/6797386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08052U560GAT2A/478-10479-1-ND/6797386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10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apacitor_SMD:C_0805_2012Metric</text:p>
          </table:table-cell>
          <table:table-cell table:formula="of:=[.F3]*[.B3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a xlink:href="https://www.digikey.co.uk/product-detail/en/kemet/C0805C391J5GACTU/399-1132-1-ND/411407" xlink:type="simple">https://www.digikey.co.uk/product-detail/en/kemet/C0805C391J5GACTU/399-1132-1-ND/411407</text:a></text:p>
          </table:table-cell>
        </table:table-row>
        <table:table-row table:style-name="ro1">
          <table:table-cell office:value-type="string" calcext:value-type="string">
            <text:p>C11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apacitor_SMD:C_0805_2012Metric</text:p>
          </table:table-cell>
          <table:table-cell table:formula="of:=[.F4]*[.B4]"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s://www.digikey.co.uk/product-detail/en/C0805C621J2GAC7800/399-17640-1-ND/8572640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C0805C621J2GAC7800/399-17640-1-ND/8572640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12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n</text:p>
          </table:table-cell>
          <table:table-cell office:value-type="string" calcext:value-type="string">
            <text:p>Capacitor_SMD:C_0805_2012Metric</text:p>
          </table:table-cell>
          <table:table-cell table:formula="of:=[.F5]*[.B5]" office:value-type="float" office:value="0.52" calcext:value-type="float">
            <text:p>0.52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.uk/product-detail/en/C0805C122J2GAC7800/399-17620-1-ND/8572620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C0805C122J2GAC7800/399-17620-1-ND/8572620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14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apacitor_SMD:C_0805_2012Metric</text:p>
          </table:table-cell>
          <table:table-cell table:formula="of:=[.F6]*[.B6]"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a xlink:href="https://www.digikey.co.uk/product-detail/en/08052A181JAT2A/478-10441-1-ND/6797354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08052A181JAT2A/478-10441-1-ND/6797354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15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apacitor_SMD:C_0805_2012Metric</text:p>
          </table:table-cell>
          <table:table-cell table:formula="of:=[.F7]*[.B7]"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.uk/product-detail/en/GRM21A5C2D271JW01D/490-16817-1-ND/7595725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GRM21A5C2D271JW01D/490-16817-1-ND/7595725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16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805_2012Metric</text:p>
          </table:table-cell>
          <table:table-cell table:formula="of:=[.F8]*[.B8]"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a xlink:href="https://www.digikey.co.uk/product-detail/en/08052A471JAT2A/478-1276-1-ND/564308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08052A471JAT2A/478-1276-1-ND/564308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18 C1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antalum_SMD:CP_EIA-3216-18_Kemet-A</text:p>
          </table:table-cell>
          <table:table-cell table:formula="of:=[.F9]*[.B9]"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<text:a xlink:href="https://uk.rs-online.com/web/p/tantalum-capacitors/5382278/" xlink:type="simple">https://uk.rs-online.com/web/p/tantalum-capacitors/5382278/</text:a></text:p>
          </table:table-cell>
        </table:table-row>
        <table:table-row table:style-name="ro1">
          <table:table-cell office:value-type="string" calcext:value-type="string">
            <text:p>C21 C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apacitor_SMD:C_0805_2012Metric</text:p>
          </table:table-cell>
          <table:table-cell table:formula="of:=[.F10]*[.B10]" office:value-type="float" office:value="0.044" calcext:value-type="float">
            <text:p>0.04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a xlink:href="https://uk.rs-online.com/web/p/mlccs-multilayer-ceramic-capacitors/0147796/" xlink:type="simple">https://uk.rs-online.com/web/p/mlccs-multilayer-ceramic-capacitors/0147796/</text:a></text:p>
          </table:table-cell>
        </table:table-row>
        <table:table-row table:style-name="ro1">
          <table:table-cell office:value-type="string" calcext:value-type="string">
            <text:p>C22 C23 C24 C27 C28 C17 C2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table:formula="of:=[.F11]*[.B11]" office:value-type="float" office:value="0.56" calcext:value-type="float">
            <text:p>0.5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CL21B104KCFNNNE/1276-6840-1-ND/5961699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CL21B104KCFNNNE/1276-6840-1-ND/5961699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805_2012Metric</text:p>
          </table:table-cell>
          <table:table-cell table:formula="of:=[.F12]*[.B12]" office:value-type="float" office:value="0.026" calcext:value-type="float">
            <text:p>0.026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a xlink:href="https://uk.rs-online.com/web/p/mlccs-multilayer-ceramic-capacitors/0390996/" xlink:type="simple">https://uk.rs-online.com/web/p/mlccs-multilayer-ceramic-capacitors/0390996/</text:a></text:p>
          </table:table-cell>
        </table:table-row>
        <table:table-row table:style-name="ro1">
          <table:table-cell office:value-type="string" calcext:value-type="string">
            <text:p>C5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_SMD:C_0805_2012Metric</text:p>
          </table:table-cell>
          <table:table-cell table:formula="of:=[.F13]*[.B13]"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a xlink:href="https://www.digikey.co.uk/product-detail/en/08052A151JAT2A/478-1273-1-ND/564305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" xlink:type="simple">https://www.digikey.co.uk/product-detail/en/08052A151JAT2A/478-1273-1-ND/564305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a>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table:formula="of:=[.F14]*[.B14]" office:value-type="float" office:value="0.276" calcext:value-type="float">
            <text:p>0.276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<text:a xlink:href="https://uk.rs-online.com/web/p/switching-diodes/7003671/" xlink:type="simple">https://uk.rs-online.com/web/p/switching-diodes/7003671/</text:a></text:p>
          </table:table-cell>
        </table:table-row>
        <table:table-row table:style-name="ro1">
          <table:table-cell office:value-type="string" calcext:value-type="string">
            <text:p>D5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711</text:p>
          </table:table-cell>
          <table:table-cell office:value-type="string" calcext:value-type="string">
            <text:p>Diode_THT:D_DO-35_SOD27_P7.62mm_Horizontal</text:p>
          </table:table-cell>
          <table:table-cell table:formula="of:=[.F15]*[.B15]" office:value-type="float" office:value="0.64" calcext:value-type="float">
            <text:p>0.64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a xlink:href="https://www.digikey.co.uk/product-detail/en/stmicroelectronics/1N5711/497-2499-1-ND/603881" xlink:type="simple">https://www.digikey.co.uk/product-detail/en/stmicroelectronics/1N5711/497-2499-1-ND/603881</text:a></text:p>
          </table:table-cell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xcvr:D_SOD-106</text:p>
          </table:table-cell>
          <table:table-cell table:formula="of:=[.F16]*[.B16]" office:value-type="float" office:value="0.162" calcext:value-type="float">
            <text:p>0.162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<text:a xlink:href="https://uk.rs-online.com/web/p/products/7002665/" xlink:type="simple">https://uk.rs-online.com/web/p/products/7002665/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v</text:p>
          </table:table-cell>
          <table:table-cell office:value-type="string" calcext:value-type="string">
            <text:p>Diode_SMD:D_SOD-123</text:p>
          </table:table-cell>
          <table:table-cell table:formula="of:=[.F17]*[.B17]" office:value-type="float" office:value="0.042" calcext:value-type="float">
            <text:p>0.04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a xlink:href="https://uk.rs-online.com/web/p/products/7930933/" xlink:type="simple">https://uk.rs-online.com/web/p/products/7930933/</text:a>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</text:p>
          </table:table-cell>
          <table:table-cell table:formula="of:=[.F18]*[.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BNC_Amphenol_B6252HB-NPP3G-50_Horizontal</text:p>
          </table:table-cell>
          <table:table-cell table:formula="of:=[.F19]*[.B19]" office:value-type="float" office:value="1.26" calcext:value-type="float">
            <text:p>1.2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a xlink:href="https://uk.rs-online.com/web/p/coaxial-connectors/512124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531322D31323437267374613D3531323132343726&amp;searchHistory=%7B%22enabled%22%3Atrue%7D" xlink:type="simple">https://uk.rs-online.com/web/p/coaxial-connectors/512124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531322D31323437267374613D3531323132343726&amp;searchHistory=%7B%22enabled%22%3Atrue%7D</text:a>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O BOARD CONNECTOR</text:p>
          </table:table-cell>
          <table:table-cell office:value-type="string" calcext:value-type="string">
            <text:p>Connector_PinHeader_2.54mm:PinHeader_2x08_P2.54mm_Vertical</text:p>
          </table:table-cell>
          <table:table-cell table:formula="of:=[.F20]*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Connector_BarrelJack:BarrelJack_Horizontal</text:p>
          </table:table-cell>
          <table:table-cell table:formula="of:=[.F21]*[.B21]" office:value-type="float" office:value="1.07" calcext:value-type="float">
            <text:p>1.0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a xlink:href="https://uk.rs-online.com/web/p/dc-power-connectors/8840944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838342D30393434267374613D3838343039343426&amp;searchHistory=%7B%22enabled%22%3Atrue%7D" xlink:type="simple">https://uk.rs-online.com/web/p/dc-power-connectors/8840944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838342D30393434267374613D3838343039343426&amp;searchHistory=%7B%22enabled%22%3Atrue%7D</text:a>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Connector_PinHeader_2.54mm:PinHeader_1x02_P2.54mm_Vertical</text:p>
          </table:table-cell>
          <table:table-cell table:formula="of:=[.F22]*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K1 K2 K3 K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5V-2</text:p>
          </table:table-cell>
          <table:table-cell office:value-type="string" calcext:value-type="string">
            <text:p>Relay_THT:Relay_DPDT_Omron_G5V-2</text:p>
          </table:table-cell>
          <table:table-cell table:formula="of:=[.F23]*[.B23]" office:value-type="float" office:value="8.32" calcext:value-type="float">
            <text:p>8.32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<text:a xlink:href="https://uk.rs-online.com/web/p/non-latching-relays/1966276/" xlink:type="simple">https://uk.rs-online.com/web/p/non-latching-relays/1966276/</text:a></text:p>
          </table:table-cell>
        </table:table-row>
        <table:table-row table:style-name="ro1">
          <table:table-cell office:value-type="string" calcext:value-type="string">
            <text:p>L1 L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3n</text:p>
          </table:table-cell>
          <table:table-cell office:value-type="string" calcext:value-type="string">
            <text:p>openxcvr:FT37-INDUCTOR</text:p>
          </table:table-cell>
          <table:table-cell table:formula="of:=[.F24]*[.B24]"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6/" xlink:type="simple">https://www.amidoncorp.com/t37-6/</text:a></text:p>
          </table:table-cell>
        </table:table-row>
        <table:table-row table:style-name="ro1">
          <table:table-cell office:value-type="string" calcext:value-type="string">
            <text:p>L10 L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3n</text:p>
          </table:table-cell>
          <table:table-cell office:value-type="string" calcext:value-type="string">
            <text:p>openxcvr:FT37-INDUCTOR</text:p>
          </table:table-cell>
          <table:table-cell table:formula="of:=[.F25]*[.B25]"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6/" xlink:type="simple">https://www.amidoncorp.com/t37-6/</text:a></text:p>
          </table:table-cell>
        </table:table-row>
        <table:table-row table:style-name="ro1">
          <table:table-cell office:value-type="string" calcext:value-type="string">
            <text:p>L11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80u</text:p>
          </table:table-cell>
          <table:table-cell office:value-type="string" calcext:value-type="string">
            <text:p>openxcvr:FT37-INDUCTOR</text:p>
          </table:table-cell>
          <table:table-cell table:formula="of:=[.F26]*[.B26]"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6/" xlink:type="simple">https://www.amidoncorp.com/t37-6/</text:a></text:p>
          </table:table-cell>
        </table:table-row>
        <table:table-row table:style-name="ro1">
          <table:table-cell office:value-type="string" calcext:value-type="string">
            <text:p>L12 L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34u</text:p>
          </table:table-cell>
          <table:table-cell office:value-type="string" calcext:value-type="string">
            <text:p>openxcvr:FT37-INDUCTOR</text:p>
          </table:table-cell>
          <table:table-cell table:formula="of:=[.F27]*[.B27]"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2/" xlink:type="simple">https://www.amidoncorp.com/t37-2/</text:a></text:p>
          </table:table-cell>
        </table:table-row>
        <table:table-row table:style-name="ro1">
          <table:table-cell office:value-type="string" calcext:value-type="string">
            <text:p>L13 L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openxcvr:L_SMT_INDUCTOR</text:p>
          </table:table-cell>
          <table:table-cell table:formula="of:=[.F28]*[.B28]" office:value-type="float" office:value="0.68" calcext:value-type="float">
            <text:p>0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a xlink:href="https://uk.rs-online.com/web/p/wire-wound-surface-mount-inductors/741899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4312D38393937267374613D3734313839393726&amp;searchHistory=%7B%22enabled%22%3Atrue%7D" xlink:type="simple">https://uk.rs-online.com/web/p/wire-wound-surface-mount-inductors/741899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4312D38393937267374613D3734313839393726&amp;searchHistory=%7B%22enabled%22%3Atrue%7D</text:a></text:p>
          </table:table-cell>
        </table:table-row>
        <table:table-row table:style-name="ro1">
          <table:table-cell office:value-type="string" calcext:value-type="string">
            <text:p>L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penxcvr:FT50-43 INDUCTOR</text:p>
          </table:table-cell>
          <table:table-cell table:formula="of:=[.F29]*[.B29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a xlink:href="http://www.amidoncorp.com/ft-50-43/" xlink:type="simple">http://www.amidoncorp.com/ft-50-43/</text:a></text:p>
          </table:table-cell>
        </table:table-row>
        <table:table-row table:style-name="ro1">
          <table:table-cell office:value-type="string" calcext:value-type="string">
            <text:p>L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n</text:p>
          </table:table-cell>
          <table:table-cell office:value-type="string" calcext:value-type="string">
            <text:p>openxcvr:FT37-INDUCTOR</text:p>
          </table:table-cell>
          <table:table-cell table:formula="of:=[.F30]*[.B30]" office:value-type="float" office:value="0.44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6/" xlink:type="simple">https://www.amidoncorp.com/t37-6/</text:a></text:p>
          </table:table-cell>
        </table:table-row>
        <table:table-row table:style-name="ro1">
          <table:table-cell office:value-type="string" calcext:value-type="string">
            <text:p>L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4n</text:p>
          </table:table-cell>
          <table:table-cell office:value-type="string" calcext:value-type="string">
            <text:p>openxcvr:FT37-INDUCTOR</text:p>
          </table:table-cell>
          <table:table-cell table:formula="of:=[.F31]*[.B31]" office:value-type="float" office:value="0.44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6/" xlink:type="simple">https://www.amidoncorp.com/t37-6/</text:a></text:p>
          </table:table-cell>
        </table:table-row>
        <table:table-row table:style-name="ro1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98u</text:p>
          </table:table-cell>
          <table:table-cell office:value-type="string" calcext:value-type="string">
            <text:p>openxcvr:FT37-INDUCTOR</text:p>
          </table:table-cell>
          <table:table-cell table:formula="of:=[.F32]*[.B32]" office:value-type="float" office:value="0.44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6/" xlink:type="simple">https://www.amidoncorp.com/t37-6/</text:a></text:p>
          </table:table-cell>
        </table:table-row>
        <table:table-row table:style-name="ro1">
          <table:table-cell office:value-type="string" calcext:value-type="string">
            <text:p>L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012u</text:p>
          </table:table-cell>
          <table:table-cell office:value-type="string" calcext:value-type="string">
            <text:p>openxcvr:FT37-INDUCTOR</text:p>
          </table:table-cell>
          <table:table-cell table:formula="of:=[.F33]*[.B33]" office:value-type="float" office:value="0.44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amidoncorp.com/t37-2/" xlink:type="simple">https://www.amidoncorp.com/t37-2/</text:a></text:p>
          </table:table-cell>
        </table:table-row>
        <table:table-row table:style-name="ro1">
          <table:table-cell office:value-type="string" calcext:value-type="string">
            <text:p>Q1 Q2 Q4 Q5 Q6 Q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Package_TO_SOT_THT:TO-92_Inline</text:p>
          </table:table-cell>
          <table:table-cell table:formula="of:=[.F34]*[.B34]" office:value-type="float" office:value="1.182" calcext:value-type="float">
            <text:p>1.182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<text:a xlink:href="https://export.rsdelivers.com/product/on-semiconductor/bs170-d27z/on-semiconductor-bs170-d27z-digital-transistor-3/1868777" xlink:type="simple">https://export.rsdelivers.com/product/on-semiconductor/bs170-d27z/on-semiconductor-bs170-d27z-digital-transistor-3/1868777</text:a></text:p>
          </table:table-cell>
        </table:table-row>
        <table:table-row table:style-name="ro1">
          <table:table-cell office:value-type="string" calcext:value-type="string">
            <text:p>R1 R2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formula="of:=[.F35]*[.B35]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</table:table-row>
        <table:table-row table:style-name="ro1">
          <table:table-cell office:value-type="string" calcext:value-type="string">
            <text:p>R10 R11 R6 R9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table:formula="of:=[.F36]*[.B3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a xlink:href="https://uk.rs-online.com/web/p/surface-mount-fixed-resistors/0432214/" xlink:type="simple">https://uk.rs-online.com/web/p/surface-mount-fixed-resistors/0432214/</text:a></text:p>
          </table:table-cell>
        </table:table-row>
        <table:table-row table:style-name="ro1">
          <table:table-cell office:value-type="string" calcext:value-type="string">
            <text:p>R14 R15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formula="of:=[.F37]*[.B37]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8123372/" xlink:type="simple">https://uk.rs-online.com/web/p/surface-mount-fixed-resistors/8123372/</text:a></text:p>
          </table:table-cell>
        </table:table-row>
        <table:table-row table:style-name="ro1">
          <table:table-cell office:value-type="string" calcext:value-type="string">
            <text:p>R16 R17 R1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table:formula="of:=[.F38]*[.B38]"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a xlink:href="https://uk.rs-online.com/web/p/surface-mount-fixed-resistors/0432416/" xlink:type="simple">https://uk.rs-online.com/web/p/surface-mount-fixed-resistors/0432416/</text:a></text:p>
          </table:table-cell>
        </table:table-row>
        <table:table-row table:style-name="ro1">
          <table:table-cell office:value-type="string" calcext:value-type="string">
            <text:p>R19 R21 R12 R13 R4 R5 R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formula="of:=[.F39]*[.B39]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a xlink:href="https://uk.rs-online.com/web/p/surface-mount-fixed-resistors/1251189/" xlink:type="simple">https://uk.rs-online.com/web/p/surface-mount-fixed-resistors/1251189/</text:a></text:p>
          </table:table-cell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table:formula="of:=[.F40]*[.B40]" office:value-type="float" office:value="0.039" calcext:value-type="float">
            <text:p>0.039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a xlink:href="https://uk.rs-online.com/web/p/surface-mount-fixed-resistors/2230427/" xlink:type="simple">https://uk.rs-online.com/web/p/surface-mount-fixed-resistors/2230427/</text:a>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Piher_PT-6-V_Vertical</text:p>
          </table:table-cell>
          <table:table-cell table:formula="of:=[.F41]*[.B41]"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uk.rs-online.com/web/p/trimmer-resistors/7432350/" xlink:type="simple">https://uk.rs-online.com/web/p/trimmer-resistors/7432350/</text:a>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openxcvr:RS PCB Toggle Switch</text:p>
          </table:table-cell>
          <table:table-cell table:formula="of:=[.F42]*[.B42]" office:value-type="float" office:value="1.56" calcext:value-type="float">
            <text:p>1.5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<text:a xlink:href="https://uk.rs-online.com/web/p/products/7346971/" xlink:type="simple">https://uk.rs-online.com/web/p/products/7346971/</text:a></text:p>
          </table:table-cell>
        </table:table-row>
        <table:table-row table:style-name="ro1">
          <table:table-cell office:value-type="string" calcext:value-type="string">
            <text:p>TR1 T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50-43Transformer</text:p>
          </table:table-cell>
          <table:table-cell office:value-type="string" calcext:value-type="string">
            <text:p>openxcvr:FT50-43 Transformer</text:p>
          </table:table-cell>
          <table:table-cell table:formula="of:=[.F43]*[.B43]"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a xlink:href="http://www.amidoncorp.com/ft-50-43/" xlink:type="simple">http://www.amidoncorp.com/ft-50-43/</text:a>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V_TO220</text:p>
          </table:table-cell>
          <table:table-cell office:value-type="string" calcext:value-type="string">
            <text:p>Package_TO_SOT_THT:TO-220-3_Vertical</text:p>
          </table:table-cell>
          <table:table-cell table:formula="of:=[.F44]*[.B44]" office:value-type="float" office:value="0.42" calcext:value-type="float">
            <text:p>0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uk.rs-online.com/web/p/linear-voltage-regulators/7931346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9332D31333436267374613D3739333133343626&amp;searchHistory=%7B%22enabled%22%3Atrue%7D" xlink:type="simple">https://uk.rs-online.com/web/p/linear-voltage-regulators/7931346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9332D31333436267374613D3739333133343626&amp;searchHistory=%7B%22enabled%22%3Atrue%7D</text:a></text:p>
          </table:table-cell>
        </table:table-row>
        <table:table-row table:style-name="ro1">
          <table:table-cell office:value-type="string" calcext:value-type="string">
            <text:p>U2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heatsink</text:p>
          </table:table-cell>
          <table:table-cell office:value-type="string" calcext:value-type="string">
            <text:p>openxcvr:to220 heatsink</text:p>
          </table:table-cell>
          <table:table-cell table:formula="of:=[.F45]*[.B45]" office:value-type="float" office:value="0.312" calcext:value-type="float">
            <text:p>0.312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<text:a xlink:href="https://uk.rs-online.com/web/p/heatsinks/712425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1322D34323537267374613D3731323432353726&amp;searchHistory=%7B%22enabled%22%3Atrue%7D" xlink:type="simple">https://uk.rs-online.com/web/p/heatsinks/7124257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1322D34323537267374613D3731323432353726&amp;searchHistory=%7B%22enabled%22%3Atrue%7D</text:a>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406</text:p>
          </table:table-cell>
          <table:table-cell office:value-type="string" calcext:value-type="string">
            <text:p>Package_SO:SOIC-8_3.9x4.9mm_P1.27mm</text:p>
          </table:table-cell>
          <table:table-cell table:formula="of:=[.F46]*[.B46]" office:value-type="float" office:value="0.668" calcext:value-type="float">
            <text:p>0.668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<text:a xlink:href="https://uk.rs-online.com/web/p/products/0403610/" xlink:type="simple">https://uk.rs-online.com/web/p/products/0403610/</text:a>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C3056LSS</text:p>
          </table:table-cell>
          <table:table-cell office:value-type="string" calcext:value-type="string">
            <text:p>Package_SO:SOP-8_3.9x4.9mm_P1.27mm</text:p>
          </table:table-cell>
          <table:table-cell table:formula="of:=[.F47]*[.B47]" office:value-type="float" office:value="0.076" calcext:value-type="float">
            <text:p>0.076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a xlink:href="https://uk.rs-online.com/web/p/products/8234037/" xlink:type="simple">https://uk.rs-online.com/web/p/products/8234037/</text:a>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00</text:p>
          </table:table-cell>
          <table:table-cell office:value-type="string" calcext:value-type="string">
            <text:p>Package_SO:SOIC-14_3.9x8.7mm_P1.27mm</text:p>
          </table:table-cell>
          <table:table-cell table:formula="of:=[.F48]*[.B48]" office:value-type="float" office:value="0.466" calcext:value-type="float">
            <text:p>0.466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<text:a xlink:href="https://uk.rs-online.com/web/p/logic-gates/7390145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3392D30313435267374613D3733393031343526&amp;searchHistory=%7B%22enabled%22%3Atrue%7D" xlink:type="simple">https://uk.rs-online.com/web/p/logic-gates/7390145/?relevancy-data=636F3D3126696E3D4931384E525353746F636B4E756D626572266C753D656E266D6D3D6D61746368616C6C26706D3D5E2828282872737C5253295B205D3F293F285C647B337D5B5C2D5C735D3F5C647B332C347D5B705061415D3F29297C283235285C647B387D7C5C647B317D5C2D5C647B377D2929292426706F3D3126736E3D592673723D2673743D52535F53544F434B5F4E554D4245522677633D4E4F4E45267573743D3733392D30313435267374613D3733393031343526&amp;searchHistory=%7B%22enabled%22%3Atrue%7D</text:a></text:p>
          </table:table-cell>
        </table:table-row>
        <table:table-row table:style-name="ro1">
          <table:table-cell table:number-columns-repeated="4"/>
          <table:table-cell table:formula="of:=SUM([.E2:.E48])" office:value-type="float" office:value="30.281" calcext:value-type="float">
            <text:p>30.281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1:21:08.735556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21:21:38.917015673</dc:date>
    <meta:editing-duration>PT10H52M38S</meta:editing-duration>
    <meta:editing-cycles>8</meta:editing-cycles>
    <meta:generator>LibreOffice/6.0.7.3$Linux_X86_64 LibreOffice_project/00m0$Build-3</meta:generator>
    <meta:document-statistic meta:table-count="2" meta:cell-count="747" meta:object-count="0"/>
  </office:meta>
</office:document-meta>
</file>